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6"/>
    <style:style style:name="P5" style:family="paragraph" style:parent-style-name="Text_20_body" style:list-style-name="L7"/>
    <style:style style:name="P6" style:family="paragraph" style:parent-style-name="Text_20_body" style:list-style-name="L8"/>
    <style:style style:name="P7" style:family="paragraph" style:parent-style-name="Text_20_body" style:list-style-name="L9"/>
    <style:style style:name="P8" style:family="paragraph" style:parent-style-name="Text_20_body" style:list-style-name="L10"/>
    <style:style style:name="P9" style:family="paragraph" style:parent-style-name="Text_20_body" style:list-style-name="L11"/>
    <style:style style:name="P10" style:family="paragraph" style:parent-style-name="Text_20_body" style:list-style-name="L12"/>
    <style:style style:name="P11" style:family="paragraph" style:parent-style-name="Text_20_body" style:list-style-name="L13"/>
    <style:style style:name="P12" style:family="paragraph" style:parent-style-name="Text_20_body" style:list-style-name="L14"/>
    <style:style style:name="P13" style:family="paragraph" style:parent-style-name="Text_20_body" style:list-style-name="L15"/>
    <style:style style:name="P14" style:family="paragraph" style:parent-style-name="Text_20_body" style:list-style-name="L16"/>
    <style:style style:name="P15" style:family="paragraph" style:parent-style-name="Text_20_body" style:list-style-name="L17"/>
    <style:style style:name="P16" style:family="paragraph" style:parent-style-name="Text_20_body" style:list-style-name="L18"/>
    <style:style style:name="P17" style:family="paragraph" style:parent-style-name="Text_20_body" style:list-style-name="L1">
      <style:paragraph-properties fo:margin-top="0cm" fo:margin-bottom="0cm"/>
    </style:style>
    <style:style style:name="P18" style:family="paragraph" style:parent-style-name="Text_20_body" style:list-style-name="L2">
      <style:paragraph-properties fo:margin-top="0cm" fo:margin-bottom="0cm"/>
    </style:style>
    <style:style style:name="P19" style:family="paragraph" style:parent-style-name="Text_20_body" style:list-style-name="L3">
      <style:paragraph-properties fo:margin-top="0cm" fo:margin-bottom="0cm"/>
    </style:style>
    <style:style style:name="P20" style:family="paragraph" style:parent-style-name="Text_20_body" style:list-style-name="L4">
      <style:paragraph-properties fo:margin-top="0cm" fo:margin-bottom="0cm"/>
    </style:style>
    <style:style style:name="P21" style:family="paragraph" style:parent-style-name="Text_20_body" style:list-style-name="L6">
      <style:paragraph-properties fo:margin-top="0cm" fo:margin-bottom="0cm"/>
    </style:style>
    <style:style style:name="P22" style:family="paragraph" style:parent-style-name="Text_20_body" style:list-style-name="L14">
      <style:paragraph-properties fo:margin-top="0cm" fo:margin-bottom="0cm"/>
    </style:style>
    <style:style style:name="P23" style:family="paragraph" style:parent-style-name="Text_20_body" style:list-style-name="L15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hier des charges - Devfix</text:h>
      <text:h text:style-name="Heading_20_2" text:outline-level="2">1. Introduction</text:h>
      <text:h text:style-name="Heading_20_3" text:outline-level="3">1.1 Objectif du Projet</text:h>
      <text:p text:style-name="Text_20_body">Le site web de réparation téléphonique vise à permettre aux clients de générer rapidement des devis en sélectionnant leur appareil, la marque, le modèle et la panne, tout en offrant une gestion de profil et un accès à l'historique des devis.</text:p>
      <text:h text:style-name="Heading_20_2" text:outline-level="2">2. Objectifs du Site Web</text:h>
      <text:h text:style-name="Heading_20_3" text:outline-level="3">2.1 Génération de Devis</text:h>
      <text:p text:style-name="Text_20_body">Le site doit permettre aux utilisateurs de créer des devis en sélectionnant leur appareil, la marque, le modèle et la panne.</text:p>
      <text:h text:style-name="Heading_20_3" text:outline-level="3">2.2 Profil Client</text:h>
      <text:p text:style-name="Text_20_body">Chaque client doit avoir un profil avec un minimum d'informations telles que le nom, prénom, numéro de téléphone, et adresse e-mail.</text:p>
      <text:h text:style-name="Heading_20_3" text:outline-level="3">2.3 Panel Administrateur</text:h>
      <text:p text:style-name="Text_20_body">Le panel administrateur doit fournir une vue d'ensemble de l'historique des devis, avec la possibilité d'ajouter de nouvelles marques et modèles. Il doit également gérer la gestion de stock.</text:p>
      <text:h text:style-name="Heading_20_2" text:outline-level="2">3. Fonctionnalités Requises</text:h>
      <text:h text:style-name="Heading_20_3" text:outline-level="3">3.1 Génération de Devis</text:h>
      <text:list xml:id="list4271733213519022319" text:style-name="L1">
        <text:list-item>
          <text:p text:style-name="P17">Choix de la marque, du modèle et de la panne.</text:p>
        </text:list-item>
        <text:list-item>
          <text:p text:style-name="P17">Calcul automatique du devis.</text:p>
        </text:list-item>
        <text:list-item>
          <text:p text:style-name="P1">Possibilité de visualiser et de modifier le devis.</text:p>
        </text:list-item>
      </text:list>
      <text:h text:style-name="Heading_20_3" text:outline-level="3">3.2 Profil Client</text:h>
      <text:list xml:id="list4033376598049533083" text:style-name="L2">
        <text:list-item>
          <text:p text:style-name="P18">Création de profil avec nom, prénom, numéro de téléphone, et adresse e-mail.</text:p>
        </text:list-item>
        <text:list-item>
          <text:p text:style-name="P2">Accès au profil pour consulter l'historique des devis.</text:p>
        </text:list-item>
      </text:list>
      <text:h text:style-name="Heading_20_3" text:outline-level="3"><text:soft-page-break/></text:h>
      <text:h text:style-name="Heading_20_3" text:outline-level="3"/>
      <text:h text:style-name="Heading_20_3" text:outline-level="3">3.3 Panel Administrateur</text:h>
      <text:list xml:id="list4326008195307984583" text:style-name="L3">
        <text:list-item>
          <text:p text:style-name="P3"><text:span text:style-name="Strong_20_Emphasis">Vue d'ensemble des Devis</text:span></text:p>
        </text:list-item>
      </text:list>
      <text:list xml:id="list7034879274557266576" text:style-name="L14">
        <text:list-item>
          <text:list>
            <text:list-item>
              <text:p text:style-name="P22">Historique des devis avec date, heure, référence, et informations client.</text:p>
            </text:list-item>
            <text:list-item>
              <text:p text:style-name="P22">Possibilité de recherche et de filtres pour faciliter la gestion.</text:p>
            </text:list-item>
          </text:list>
        </text:list-item>
        <text:list-item>
          <text:p text:style-name="P12"><text:span text:style-name="Strong_20_Emphasis">Gestion de Stock</text:span></text:p>
          <text:list>
            <text:list-item>
              <text:p text:style-name="P22">Liste des pièces détachées avec référence, libellé et quantité en stock.</text:p>
            </text:list-item>
            <text:list-item>
              <text:p text:style-name="P22">Possibilité d'ajouter, modifier ou supprimer des éléments du stock.</text:p>
            </text:list-item>
            <text:list-item>
              <text:p text:style-name="P12">Notifications automatiques en cas de niveau de stock critique.</text:p>
            </text:list-item>
          </text:list>
          <text:p text:style-name="P12">Exemple de données stockées :</text:p>
          <text:list text:continue-numbering="true">
            <text:list-item>
              <text:p text:style-name="P22">Référence: XYZ123</text:p>
            </text:list-item>
            <text:list-item>
              <text:p text:style-name="P22">Libellé: Batterie iPhone 12</text:p>
            </text:list-item>
            <text:list-item>
              <text:p text:style-name="P22">Stock Actuel: 50</text:p>
            </text:list-item>
            <text:list-item>
              <text:p text:style-name="P12">...</text:p>
            </text:list-item>
          </text:list>
        </text:list-item>
      </text:list>
      <text:list xml:id="list21824269" text:continue-list="list4326008195307984583" text:style-name="L3">
        <text:list-item>
          <text:p text:style-name="P3"/>
        </text:list-item>
      </text:list>
      <text:h text:style-name="Heading_20_2" text:outline-level="2">4. Architecture et Technologie</text:h>
      <text:h text:style-name="Heading_20_3" text:outline-level="3">4.1 Langages de Programmation</text:h>
      <text:list xml:id="list1039289955634528937" text:style-name="L15">
        <text:list-item>
          <text:p text:style-name="P23">Utilisation de <text:span text:style-name="Strong_20_Emphasis">PHP</text:span> pour le développement côté serveur.</text:p>
        </text:list-item>
        <text:list-item>
          <text:p text:style-name="P13">Utilisation de <text:span text:style-name="Strong_20_Emphasis">HTML, JavaScript, et CSS</text:span> pour le développement côté client.</text:p>
        </text:list-item>
      </text:list>
      <text:h text:style-name="Heading_20_3" text:outline-level="3">4.2 Framework</text:h>
      <text:list xml:id="list8606613150184603961" text:style-name="L16">
        <text:list-item>
          <text:p text:style-name="P14">Mise en place du framework <text:span text:style-name="Strong_20_Emphasis">Symfony</text:span> pour le développement du site web.</text:p>
        </text:list-item>
      </text:list>
      <text:h text:style-name="Heading_20_3" text:outline-level="3">4.3 Base de Données</text:h>
      <text:list xml:id="list849798253938353484" text:style-name="L17">
        <text:list-item>
          <text:p text:style-name="P15">Utilisation d'un système de gestion de base de données <text:span text:style-name="Strong_20_Emphasis">MySQL</text:span> compatible avec Symfony, par exemple, <text:span text:style-name="Strong_20_Emphasis">Doctrine</text:span>.</text:p>
        </text:list-item>
      </text:list>
      <text:h text:style-name="Heading_20_3" text:outline-level="3">4.4 Autres Technologies</text:h>
      <text:list xml:id="list8914513386765347382" text:style-name="L18">
        <text:list-item>
          <text:p text:style-name="P16">Utilisation de technologies complémentaires telles que <text:span text:style-name="Strong_20_Emphasis">Twig</text:span> pour les templates HTML.</text:p>
        </text:list-item>
      </text:list>
      <text:p text:style-name="Text_20_body"/>
      <text:h text:style-name="Heading_20_2" text:outline-level="2">5. Design et Ergonomie</text:h>
      <text:h text:style-name="Heading_20_3" text:outline-level="3">5.1 Interface Utilisateur</text:h>
      <text:list xml:id="list717336734805017009" text:style-name="L6">
        <text:list-item>
          <text:p text:style-name="P21">Design intuitif pour une expérience utilisateur optimale.</text:p>
        </text:list-item>
        <text:list-item>
          <text:p text:style-name="P4"><text:soft-page-break/>Utilisation de couleurs et de polices cohérentes avec l'identité visuelle de l'entreprise.</text:p>
        </text:list-item>
      </text:list>
      <text:h text:style-name="Heading_20_2" text:outline-level="2">6. Sécurité</text:h>
      <text:h text:style-name="Heading_20_3" text:outline-level="3">6.1 Certificat SSL</text:h>
      <text:list xml:id="list3367191279906625705" text:style-name="L7">
        <text:list-item>
          <text:p text:style-name="P5">Mise en place d'un certificat SSL pour assurer la sécurité des données client.</text:p>
        </text:list-item>
      </text:list>
      <text:h text:style-name="Heading_20_3" text:outline-level="3">6.2 Gestion des Droits d'Accès</text:h>
      <text:list xml:id="list6527664410925966443" text:style-name="L8">
        <text:list-item>
          <text:p text:style-name="P6">Mise en place de mécanismes pour garantir l'accès sécurisé aux informations sensib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26T00:56:12.06</meta:creation-date>
    <meta:document-statistic meta:table-count="0" meta:image-count="0" meta:object-count="0" meta:page-count="3" meta:paragraph-count="51" meta:word-count="426" meta:character-count="2600"/>
    <dc:date>2024-01-26T01:58:38.28</dc:date>
    <meta:editing-duration>PT32M5S</meta:editing-duration>
    <meta:editing-cycles>1</meta:editing-cycles>
    <meta:generator>OpenOffice/4.1.14$Win32 OpenOffice.org_project/4114m1$Build-9811</meta:generator>
  </office:meta>
</office:document-meta>
</file>